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5.715cm" svg:x="2.397cm" svg:y="11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7.239cm" svg:height="0.889cm" svg:x="3.286cm" svg:y="12.049cm">
          <text:p text:style-name="P1">visual_dra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39cm" svg:height="5.158cm" svg:x="12.527cm" svg:y="11.521cm">
          <text:p/>
          <draw:enhanced-geometry svg:viewBox="0 0 21600 21600" draw:mirror-horizontal="false" draw:type="line-callout-2" draw:modifiers="-7962.76243093923 4517.6196937391 -3932.1546961326 1310.48652839698 -745.85635359116 2319.519286683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17.272cm" svg:height="1.651cm" svg:x="2.397cm" svg:y="19.542cm">
          <text:p text:style-name="P1">Visualization teardown <text:s text:c="43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272cm" svg:height="1.651cm" svg:x="2.397cm" svg:y="7.731cm">
          <text:p text:style-name="P1">Visualization setup <text:s text:c="43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.272cm" svg:height="1.651cm" svg:x="2.397cm" svg:y="21.447cm">
          <text:p text:style-name="P1"><text:s text:c="3"/>Playback teardown <text:s text:c="49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.272cm" svg:height="1.651cm" svg:x="2.397cm" svg:y="5.826cm">
          <text:p text:style-name="P1"><text:s text:c="3"/>Playback setup <text:s text:c="49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272cm" svg:height="1.778cm" svg:x="2.397cm" svg:y="23.352cm">
          <text:p text:style-name="P1">Teardown <text:s text:c="49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272cm" svg:height="3.175cm" svg:x="2.397cm" svg:y="2.47cm">
          <text:p text:style-name="P1">Setup <text:s text:c="49"/>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7.239cm" svg:height="0.889cm" svg:x="12.049cm" svg:y="4.375cm">
          <text:p text:style-name="P1">Tutorial 1 setup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239cm" svg:height="0.889cm" svg:x="12.049cm" svg:y="8.112cm">
          <text:p text:style-name="P1">visual_init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7.239cm" svg:height="0.889cm" svg:x="12.049cm" svg:y="6.207cm">
          <text:p text:style-name="P1">Tutorial 1 setup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7.239cm" svg:height="0.889cm" svg:x="12.049cm" svg:y="21.828cm">
          <text:p text:style-name="P1">Tutorial 1 teardown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7.239cm" svg:height="1.016cm" svg:x="12.049cm" svg:y="19.923cm">
          <text:p text:style-name="P1">visual_deinit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7.239cm" svg:height="1.016cm" svg:x="12.049cm" svg:y="23.733cm">
          <text:p text:style-name="P1">Tutorial 1 teardown</text:p>
          <draw:enhanced-geometry svg:viewBox="0 0 21600 21600" draw:type="rectangle" draw:enhanced-path="M 0 0 L 21600 0 21600 21600 0 21600 0 0 Z N"/>
        </draw:custom-shape>
        <draw:connector draw:style-name="gr8" draw:text-style-name="P1" xml:id="id9" draw:id="id9" draw:layer="layout" draw:type="line" svg:x1="15.668cm" svg:y1="8.112cm" svg:x2="15.668cm" svg:y2="8.112cm" draw:start-shape="id1" draw:start-glue-point="0" draw:end-shape="id1" draw:end-glue-point="0" svg:d="m15668 8112" svg:viewBox="0 0 1 1">
          <text:p/>
        </draw:connector>
        <draw:custom-shape draw:style-name="gr2" draw:text-style-name="P1" xml:id="id2" draw:id="id2" draw:layer="layout" svg:width="7.239cm" svg:height="0.889cm" svg:x="12.049cm" svg:y="2.851cm">
          <text:p text:style-name="P1">Include header file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5.668cm" svg:y1="3.74cm" svg:x2="15.668cm" svg:y2="4.375cm" draw:start-shape="id2" draw:start-glue-point="2" draw:end-shape="id3" draw:end-glue-point="0" svg:d="m15668 3740v635" svg:viewBox="0 0 1 636">
          <text:p/>
        </draw:connector>
        <draw:custom-shape draw:style-name="gr7" draw:text-style-name="P1" xml:id="id5" draw:id="id5" draw:layer="layout" svg:width="7.239cm" svg:height="0.889cm" svg:x="12.049cm" svg:y="25.765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5.668cm" svg:y1="24.749cm" svg:x2="15.668cm" svg:y2="25.765cm" draw:start-shape="id4" draw:start-glue-point="2" draw:end-shape="id5" draw:end-glue-point="0" svg:d="m15668 24749v1016" svg:viewBox="0 0 1 1017">
          <text:p/>
        </draw:connector>
        <draw:custom-shape draw:style-name="gr7" draw:text-style-name="P1" xml:id="id6" draw:id="id6" draw:layer="layout" svg:width="7.239cm" svg:height="0.889cm" svg:x="12.049cm" svg:y="1.327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5.668cm" svg:y1="2.216cm" svg:x2="15.668cm" svg:y2="2.851cm" draw:start-shape="id6" draw:start-glue-point="2" draw:end-shape="id2" draw:end-glue-point="0" svg:d="m15668 2216v635" svg:viewBox="0 0 1 636">
          <text:p/>
        </draw:connector>
        <draw:frame draw:style-name="gr9" draw:layer="layout" svg:width="6.691cm" svg:height="0.962cm" svg:x="2.462cm" svg:y="1.254cm">
          <draw:text-box>
            <text:p>02 – Module Graphics</text:p>
          </draw:text-box>
        </draw:frame>
        <draw:connector draw:style-name="gr8" draw:text-style-name="P1" draw:layer="layout" svg:x1="15.668cm" svg:y1="22.717cm" svg:x2="15.668cm" svg:y2="23.733cm" draw:start-shape="id7" draw:start-glue-point="2" draw:end-shape="id4" draw:end-glue-point="0" svg:d="m15668 22717v1016" svg:viewBox="0 0 1 1017">
          <text:p/>
        </draw:connector>
        <draw:connector draw:style-name="gr8" draw:text-style-name="P1" draw:layer="layout" svg:x1="15.668cm" svg:y1="5.264cm" svg:x2="15.668cm" svg:y2="6.207cm" draw:start-shape="id3" draw:start-glue-point="2" draw:end-shape="id8" draw:end-glue-point="0" svg:d="m15668 5264v943" svg:viewBox="0 0 1 944">
          <text:p/>
        </draw:connector>
        <draw:connector draw:style-name="gr8" draw:text-style-name="P1" draw:layer="layout" svg:x1="15.668cm" svg:y1="7.096cm" svg:x2="15.668cm" svg:y2="8.112cm" draw:start-shape="id8" draw:start-glue-point="2" draw:end-shape="id9" draw:end-glue-point="0" svg:d="m15668 7096v1016" svg:viewBox="0 0 1 1017">
          <text:p/>
        </draw:connector>
        <draw:connector draw:style-name="gr8" draw:text-style-name="P1" draw:layer="layout" svg:x1="15.668cm" svg:y1="20.939cm" svg:x2="15.668cm" svg:y2="21.828cm" draw:start-shape="id10" draw:start-glue-point="2" draw:end-shape="id7" draw:end-glue-point="0" svg:d="m15668 20939v889" svg:viewBox="0 0 1 890">
          <text:p/>
        </draw:connector>
        <draw:connector draw:style-name="gr8" draw:text-style-name="P1" draw:layer="layout" svg:x1="15.668cm" svg:y1="9.001cm" svg:x2="6.905cm" svg:y2="12.049cm" draw:start-shape="id1" draw:start-glue-point="2" draw:end-shape="id11" svg:d="m15668 9001v1523h-8763v1525" svg:viewBox="0 0 8764 3049">
          <text:p/>
        </draw:connector>
        <draw:custom-shape draw:style-name="gr2" draw:text-style-name="P1" xml:id="id12" draw:id="id12" draw:layer="layout" svg:width="5.207cm" svg:height="1.905cm" svg:x="4.302cm" svg:y="14.462cm">
          <text:p text:style-name="P1">Song over or</text:p>
          <text:p text:style-name="P1">user quit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6.906cm" svg:y1="16.367cm" svg:x2="15.668cm" svg:y2="19.923cm" draw:start-shape="id12" draw:start-glue-point="8" draw:end-shape="id10" draw:end-glue-point="0" svg:d="m6906 16367v1778h8762v1778" svg:viewBox="0 0 8763 3557">
          <text:p text:style-name="P1">YES</text:p>
        </draw:connector>
        <draw:connector draw:style-name="gr8" draw:text-style-name="P1" draw:layer="layout" svg:x1="6.905cm" svg:y1="12.938cm" svg:x2="6.906cm" svg:y2="14.462cm" draw:start-shape="id11" draw:start-glue-point="2" draw:end-shape="id12" draw:end-glue-point="4" svg:d="m6905 12938v761h1v763" svg:viewBox="0 0 2 1525">
          <text:p/>
        </draw:connector>
        <draw:connector draw:style-name="gr10" draw:text-style-name="P1" draw:layer="layout" draw:line-skew="0.262cm" svg:x1="9.509cm" svg:y1="15.415cm" svg:x2="10.525cm" svg:y2="12.493cm" draw:start-shape="id12" draw:start-glue-point="10" draw:end-shape="id11" draw:end-glue-point="1" svg:d="m9509 15415h1778v-2922h-762" svg:viewBox="0 0 1779 2923">
          <text:p text:style-name="P1">NO</text:p>
        </draw:connector>
        <draw:custom-shape draw:style-name="gr11" draw:text-style-name="P1" xml:id="id14" draw:id="id14" draw:layer="layout" svg:width="6.477cm" svg:height="1.143cm" svg:x="12.938cm" svg:y="13.573cm">
          <text:p text:style-name="P1">2. Draw link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39cm" svg:height="0.889cm" svg:x="12.05cm" svg:y="8.113cm">
          <text:p text:style-name="P1">visual_init</text:p>
          <draw:enhanced-geometry svg:viewBox="0 0 21600 21600" draw:type="rectangle" draw:enhanced-path="M 0 0 L 21600 0 21600 21600 0 21600 0 0 Z N"/>
        </draw:custom-shape>
        <draw:custom-shape draw:style-name="gr11" draw:text-style-name="P1" xml:id="id13" draw:id="id13" draw:layer="layout" svg:width="6.477cm" svg:height="1.143cm" svg:x="12.938cm" svg:y="11.922cm">
          <text:p text:style-name="P1">1. Calculate positions</text:p>
          <draw:enhanced-geometry svg:viewBox="0 0 21600 21600" draw:type="rectangle" draw:enhanced-path="M 0 0 L 21600 0 21600 21600 0 21600 0 0 Z N"/>
        </draw:custom-shape>
        <draw:custom-shape draw:style-name="gr11" draw:text-style-name="P1" xml:id="id15" draw:id="id15" draw:layer="layout" svg:width="6.477cm" svg:height="1.143cm" svg:x="12.938cm" svg:y="15.224cm">
          <text:p text:style-name="P1">3. Draw modules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6.176cm" svg:y1="13.065cm" svg:x2="16.176cm" svg:y2="13.573cm" draw:start-shape="id13" draw:start-glue-point="2" draw:end-shape="id14" draw:end-glue-point="0" svg:d="m16176 13065v508" svg:viewBox="0 0 1 509">
          <text:p/>
        </draw:connector>
        <draw:connector draw:style-name="gr12" draw:text-style-name="P1" draw:layer="layout" svg:x1="16.176cm" svg:y1="14.716cm" svg:x2="16.176cm" svg:y2="15.224cm" draw:start-shape="id14" draw:start-glue-point="2" draw:end-shape="id15" draw:end-glue-point="0" svg:d="m16176 14716v508" svg:viewBox="0 0 1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8T21:26:58</meta:creation-date>
    <dc:date>2013-06-23T10:57:44</dc:date>
    <meta:editing-duration>PT37M23S</meta:editing-duration>
    <meta:editing-cycles>5</meta:editing-cycles>
    <meta:generator>LibreOffice/4.0.3.3$Linux_X86_64 LibreOffice_project/0eaa50a932c8f2199a615e1eb30f7ac74279539</meta:generator>
    <meta:document-statistic meta:object-count="38"/>
  </office:meta>
</office:document-meta>
</file>